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6.902cm"/>
    </style:style>
    <style:style style:name="Table1.B" style:family="table-column">
      <style:table-column-properties style:column-width="6.13cm"/>
    </style:style>
    <style:style style:name="Table1.C" style:family="table-column">
      <style:table-column-properties style:column-width="7.165cm"/>
    </style:style>
    <style:style style:name="Table1.D" style:family="table-column">
      <style:table-column-properties style:column-width="5.99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24pt" officeooo:rsid="00200a5a" officeooo:paragraph-rsid="00200a5a" style:font-size-asian="24pt" style:font-size-complex="24pt"/>
    </style:style>
    <style:style style:name="P3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24pt" officeooo:rsid="001e1460" officeooo:paragraph-rsid="00200a5a" style:font-size-asian="24pt" style:font-size-complex="24pt"/>
    </style:style>
    <style:style style:name="P4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18pt" officeooo:rsid="001cad1e" officeooo:paragraph-rsid="001cad1e" style:font-size-asian="18pt" style:font-size-complex="18pt"/>
    </style:style>
    <style:style style:name="P5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22pt" officeooo:rsid="00200a5a" officeooo:paragraph-rsid="00200a5a" style:font-size-asian="22pt" style:font-size-complex="22pt"/>
    </style:style>
    <style:style style:name="P6" style:family="paragraph" style:parent-style-name="Table_20_Contents">
      <style:paragraph-properties fo:margin-top="1.005cm" fo:margin-bottom="1.005cm" style:contextual-spacing="false" fo:text-align="center" style:justify-single-word="false"/>
      <style:text-properties fo:font-size="20pt" officeooo:rsid="00200a5a" officeooo:paragraph-rsid="00200a5a" style:font-size-asian="20pt" style:font-size-complex="20pt"/>
    </style:style>
    <style:style style:name="T1" style:family="text">
      <style:text-properties officeooo:rsid="001cad1e"/>
    </style:style>
    <style:style style:name="T2" style:family="text">
      <style:text-properties officeooo:rsid="001dd7b9"/>
    </style:style>
    <style:style style:name="T3" style:family="text">
      <style:text-properties officeooo:rsid="00200a5a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dd7b9" style:font-size-asian="24pt" style:font-size-complex="24pt"/>
    </style:style>
    <style:style style:name="T6" style:family="text">
      <style:text-properties fo:font-size="24pt" officeooo:rsid="001cad1e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728757834640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28757835040">
          <table:table-cell table:style-name="Table1.A1" office:value-type="string">
            <text:p text:style-name="P2">Melyssa<text:span text:style-name="T2"> </text:span><text:span text:style-name="T1">| </text:span>Andrès</text:p>
          </table:table-cell>
          <table:table-cell table:style-name="Table1.A1" office:value-type="string">
            <text:p text:style-name="P4"><text:span text:style-name="T3">Fatoumata</text:span> | <text:span text:style-name="T3">Abdoulaye</text:span></text:p>
          </table:table-cell>
          <table:table-cell table:style-name="Table1.A1" office:value-type="string">
            <text:p text:style-name="P2">Lune <text:span text:style-name="T1">| </text:span>Adji</text:p>
          </table:table-cell>
          <table:table-cell table:style-name="Table1.D1" office:value-type="string">
            <text:p text:style-name="P5">Jossua<text:span text:style-name="T2"> </text:span><text:span text:style-name="T1">| </text:span>Mamadou</text:p>
          </table:table-cell>
        </table:table-row>
        <table:table-row table:style-name="TableLine94728760681024">
          <table:table-cell table:style-name="Table1.A2" office:value-type="string">
            <text:p text:style-name="P2">Yasmine<text:span text:style-name="T2"> </text:span><text:span text:style-name="T1">| </text:span>Christian</text:p>
          </table:table-cell>
          <table:table-cell table:style-name="Table1.A2" office:value-type="string">
            <text:p text:style-name="P2">Nathan<text:span text:style-name="T2"> </text:span><text:span text:style-name="T1">| </text:span>Amel</text:p>
          </table:table-cell>
          <table:table-cell table:style-name="Table1.A2" office:value-type="string">
            <text:p text:style-name="P2">Shemsedine<text:span text:style-name="T2"> </text:span><text:span text:style-name="T1">| </text:span>Rojhat</text:p>
          </table:table-cell>
          <table:table-cell table:style-name="Table1.D2" office:value-type="string">
            <text:p text:style-name="P2">Nawal<text:span text:style-name="T2"> </text:span><text:span text:style-name="T1">| </text:span>Fanta</text:p>
          </table:table-cell>
        </table:table-row>
        <table:table-row table:style-name="TableLine94728760716592">
          <table:table-cell table:style-name="Table1.A2" office:value-type="string">
            <text:p text:style-name="P6"><text:span text:style-name="T4">Aïsse </text:span><text:span text:style-name="T6">| </text:span><text:span text:style-name="T4">Haroun</text:span></text:p>
          </table:table-cell>
          <table:table-cell table:style-name="Table1.A2" office:value-type="string">
            <text:p text:style-name="P3">Dilaksha<text:span text:style-name="T2"> </text:span><text:span text:style-name="T1">| </text:span><text:span text:style-name="T3">Narjis</text:span><text:span text:style-name="T2"> </text:span></text:p>
          </table:table-cell>
          <table:table-cell table:style-name="Table1.A2" office:value-type="string">
            <text:p text:style-name="P2">Kadidia<text:span text:style-name="T2"> </text:span><text:span text:style-name="T1">| </text:span>Amara</text:p>
          </table:table-cell>
          <table:table-cell table:style-name="Table1.D2" office:value-type="string">
            <text:p text:style-name="P2">Bakary<text:span text:style-name="T2"> </text:span><text:span text:style-name="T1">| </text:span>Soha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1.2$Linux_X86_64 LibreOffice_project/20$Build-2</meta:generator>
    <dc:date>2021-11-07T22:16:07.090267265</dc:date>
    <meta:editing-duration>PT19M42S</meta:editing-duration>
    <meta:editing-cycles>8</meta:editing-cycles>
    <meta:document-statistic meta:table-count="2" meta:image-count="0" meta:object-count="0" meta:page-count="1" meta:paragraph-count="12" meta:word-count="36" meta:character-count="190" meta:non-whitespace-character-count="165"/>
  </office:meta>
</office:document-meta>
</file>